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0909in" svg:y="0.2276in">
            <draw:object draw:notify-on-update-of-ranges="Sheet1.A3:Sheet1.A34 Sheet1.B3:Sheet1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9.1598in" svg:y="4.1409in">
            <draw:object draw:notify-on-update-of-ranges="Sheet1.A3:Sheet1.A34 Sheet1.C3:Sheet1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9.1815in" svg:y="8.1461in">
            <draw:object draw:notify-on-update-of-ranges="Sheet1.A3:Sheet1.A34 Sheet1.D3:Sheet1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5.9791in" svg:y="0.2409in">
            <draw:object draw:notify-on-update-of-ranges="Sheet1.F3:Sheet1.F34 Sheet1.G3:Sheet1.G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6.0972in" svg:y="4.1409in">
            <draw:object draw:notify-on-update-of-ranges="Sheet1.F3:Sheet1.F34 Sheet1.H3:Sheet1.H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16.1409in" svg:y="8.1358in">
            <draw:object draw:notify-on-update-of-ranges="Sheet1.F3:Sheet1.F34 Sheet1.I3:Sheet1.I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arallel_my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parallel_comm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eff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5686" calcext:value-type="float">
            <text:p>2.05686</text:p>
          </table:table-cell>
          <table:table-cell table:formula="of:=[.$B$3]/[.B3]" office:value-type="float" office:value="1" calcext:value-type="float">
            <text:p>1</text:p>
          </table:table-cell>
          <table:table-cell table:formula="of:=[.C3]/[.A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927" calcext:value-type="float">
            <text:p>1.99927</text:p>
          </table:table-cell>
          <table:table-cell table:formula="of:=[.$G$3]/[.G3]" office:value-type="float" office:value="1" calcext:value-type="float">
            <text:p>1</text:p>
          </table:table-cell>
          <table:table-cell table:formula="of:=[.H3]/[.F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8042" calcext:value-type="float">
            <text:p>1.38042</text:p>
          </table:table-cell>
          <table:table-cell table:formula="of:=[.$B$3]/[.B4]" office:value-type="float" office:value="1.49002477506846" calcext:value-type="float">
            <text:p>1.49002477506846</text:p>
          </table:table-cell>
          <table:table-cell table:formula="of:=[.C4]/[.A4]" office:value-type="float" office:value="0.745012387534229" calcext:value-type="float">
            <text:p>0.745012387534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924" calcext:value-type="float">
            <text:p>1.35924</text:p>
          </table:table-cell>
          <table:table-cell table:formula="of:=[.$G$3]/[.G4]" office:value-type="float" office:value="1.4708734292693" calcext:value-type="float">
            <text:p>1.4708734292693</text:p>
          </table:table-cell>
          <table:table-cell table:formula="of:=[.H4]/[.F4]" office:value-type="float" office:value="0.735436714634649" calcext:value-type="float">
            <text:p>0.735436714634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239" calcext:value-type="float">
            <text:p>1.18239</text:p>
          </table:table-cell>
          <table:table-cell table:formula="of:=[.$B$3]/[.B5]" office:value-type="float" office:value="1.73957831172456" calcext:value-type="float">
            <text:p>1.73957831172456</text:p>
          </table:table-cell>
          <table:table-cell table:formula="of:=[.C5]/[.A5]" office:value-type="float" office:value="0.579859437241519" calcext:value-type="float">
            <text:p>0.5798594372415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5982" calcext:value-type="float">
            <text:p>1.15982</text:p>
          </table:table-cell>
          <table:table-cell table:formula="of:=[.$G$3]/[.G5]" office:value-type="float" office:value="1.72377610318843" calcext:value-type="float">
            <text:p>1.72377610318843</text:p>
          </table:table-cell>
          <table:table-cell table:formula="of:=[.H5]/[.F5]" office:value-type="float" office:value="0.574592034396142" calcext:value-type="float">
            <text:p>0.574592034396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51" calcext:value-type="float">
            <text:p>1.09751</text:p>
          </table:table-cell>
          <table:table-cell table:formula="of:=[.$B$3]/[.B6]" office:value-type="float" office:value="1.87411504223196" calcext:value-type="float">
            <text:p>1.87411504223196</text:p>
          </table:table-cell>
          <table:table-cell table:formula="of:=[.C6]/[.A6]" office:value-type="float" office:value="0.46852876055799" calcext:value-type="float">
            <text:p>0.468528760557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7594" calcext:value-type="float">
            <text:p>1.07594</text:p>
          </table:table-cell>
          <table:table-cell table:formula="of:=[.$G$3]/[.G6]" office:value-type="float" office:value="1.85816123575664" calcext:value-type="float">
            <text:p>1.85816123575664</text:p>
          </table:table-cell>
          <table:table-cell table:formula="of:=[.H6]/[.F6]" office:value-type="float" office:value="0.46454030893916" calcext:value-type="float">
            <text:p>0.464540308939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2195" calcext:value-type="float">
            <text:p>1.02195</text:p>
          </table:table-cell>
          <table:table-cell table:formula="of:=[.$B$3]/[.B7]" office:value-type="float" office:value="2.01268163804491" calcext:value-type="float">
            <text:p>2.01268163804491</text:p>
          </table:table-cell>
          <table:table-cell table:formula="of:=[.C7]/[.A7]" office:value-type="float" office:value="0.402536327608983" calcext:value-type="float">
            <text:p>0.4025363276089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1173" calcext:value-type="float">
            <text:p>1.01173</text:p>
          </table:table-cell>
          <table:table-cell table:formula="of:=[.$G$3]/[.G7]" office:value-type="float" office:value="1.9760904589169" calcext:value-type="float">
            <text:p>1.9760904589169</text:p>
          </table:table-cell>
          <table:table-cell table:formula="of:=[.H7]/[.F7]" office:value-type="float" office:value="0.395218091783381" calcext:value-type="float">
            <text:p>0.395218091783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3585" calcext:value-type="float">
            <text:p>0.993585</text:p>
          </table:table-cell>
          <table:table-cell table:formula="of:=[.$B$3]/[.B8]" office:value-type="float" office:value="2.07013994776491" calcext:value-type="float">
            <text:p>2.07013994776491</text:p>
          </table:table-cell>
          <table:table-cell table:formula="of:=[.C8]/[.A8]" office:value-type="float" office:value="0.345023324627485" calcext:value-type="float">
            <text:p>0.3450233246274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79592" calcext:value-type="float">
            <text:p>0.979592</text:p>
          </table:table-cell>
          <table:table-cell table:formula="of:=[.$G$3]/[.G8]" office:value-type="float" office:value="2.04092111817981" calcext:value-type="float">
            <text:p>2.04092111817981</text:p>
          </table:table-cell>
          <table:table-cell table:formula="of:=[.H8]/[.F8]" office:value-type="float" office:value="0.340153519696636" calcext:value-type="float">
            <text:p>0.340153519696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8431" calcext:value-type="float">
            <text:p>0.958431</text:p>
          </table:table-cell>
          <table:table-cell table:formula="of:=[.$B$3]/[.B9]" office:value-type="float" office:value="2.14606998312868" calcext:value-type="float">
            <text:p>2.14606998312868</text:p>
          </table:table-cell>
          <table:table-cell table:formula="of:=[.C9]/[.A9]" office:value-type="float" office:value="0.306581426161239" calcext:value-type="float">
            <text:p>0.306581426161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40727" calcext:value-type="float">
            <text:p>0.940727</text:p>
          </table:table-cell>
          <table:table-cell table:formula="of:=[.$G$3]/[.G9]" office:value-type="float" office:value="2.12523930959779" calcext:value-type="float">
            <text:p>2.12523930959779</text:p>
          </table:table-cell>
          <table:table-cell table:formula="of:=[.H9]/[.F9]" office:value-type="float" office:value="0.303605615656827" calcext:value-type="float">
            <text:p>0.303605615656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5777" calcext:value-type="float">
            <text:p>0.935777</text:p>
          </table:table-cell>
          <table:table-cell table:formula="of:=[.$B$3]/[.B10]" office:value-type="float" office:value="2.1980236744438" calcext:value-type="float">
            <text:p>2.1980236744438</text:p>
          </table:table-cell>
          <table:table-cell table:formula="of:=[.C10]/[.A10]" office:value-type="float" office:value="0.274752959305476" calcext:value-type="float">
            <text:p>0.2747529593054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7072" calcext:value-type="float">
            <text:p>0.927072</text:p>
          </table:table-cell>
          <table:table-cell table:formula="of:=[.$G$3]/[.G10]" office:value-type="float" office:value="2.15654231818025" calcext:value-type="float">
            <text:p>2.15654231818025</text:p>
          </table:table-cell>
          <table:table-cell table:formula="of:=[.H10]/[.F10]" office:value-type="float" office:value="0.269567789772531" calcext:value-type="float">
            <text:p>0.269567789772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8451" calcext:value-type="float">
            <text:p>0.928451</text:p>
          </table:table-cell>
          <table:table-cell table:formula="of:=[.$B$3]/[.B11]" office:value-type="float" office:value="2.21536731609961" calcext:value-type="float">
            <text:p>2.21536731609961</text:p>
          </table:table-cell>
          <table:table-cell table:formula="of:=[.C11]/[.A11]" office:value-type="float" office:value="0.246151924011068" calcext:value-type="float">
            <text:p>0.2461519240110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694" calcext:value-type="float">
            <text:p>0.92694</text:p>
          </table:table-cell>
          <table:table-cell table:formula="of:=[.$G$3]/[.G11]" office:value-type="float" office:value="2.15684941851684" calcext:value-type="float">
            <text:p>2.15684941851684</text:p>
          </table:table-cell>
          <table:table-cell table:formula="of:=[.H11]/[.F11]" office:value-type="float" office:value="0.23964993539076" calcext:value-type="float">
            <text:p>0.23964993539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1248" calcext:value-type="float">
            <text:p>0.911248</text:p>
          </table:table-cell>
          <table:table-cell table:formula="of:=[.$B$3]/[.B12]" office:value-type="float" office:value="2.25719013923762" calcext:value-type="float">
            <text:p>2.25719013923762</text:p>
          </table:table-cell>
          <table:table-cell table:formula="of:=[.C12]/[.A12]" office:value-type="float" office:value="0.225719013923762" calcext:value-type="float">
            <text:p>0.2257190139237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0892" calcext:value-type="float">
            <text:p>0.900892</text:p>
          </table:table-cell>
          <table:table-cell table:formula="of:=[.$G$3]/[.G12]" office:value-type="float" office:value="2.21921162581086" calcext:value-type="float">
            <text:p>2.21921162581086</text:p>
          </table:table-cell>
          <table:table-cell table:formula="of:=[.H12]/[.F12]" office:value-type="float" office:value="0.221921162581086" calcext:value-type="float">
            <text:p>0.2219211625810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9283" calcext:value-type="float">
            <text:p>0.979283</text:p>
          </table:table-cell>
          <table:table-cell table:formula="of:=[.$B$3]/[.B13]" office:value-type="float" office:value="2.10037343648363" calcext:value-type="float">
            <text:p>2.10037343648363</text:p>
          </table:table-cell>
          <table:table-cell table:formula="of:=[.C13]/[.A13]" office:value-type="float" office:value="0.19094303968033" calcext:value-type="float">
            <text:p>0.190943039680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5618" calcext:value-type="float">
            <text:p>0.895618</text:p>
          </table:table-cell>
          <table:table-cell table:formula="of:=[.$G$3]/[.G13]" office:value-type="float" office:value="2.23227983358977" calcext:value-type="float">
            <text:p>2.23227983358977</text:p>
          </table:table-cell>
          <table:table-cell table:formula="of:=[.H13]/[.F13]" office:value-type="float" office:value="0.202934530326342" calcext:value-type="float">
            <text:p>0.202934530326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1506" calcext:value-type="float">
            <text:p>0.951506</text:p>
          </table:table-cell>
          <table:table-cell table:formula="of:=[.$B$3]/[.B14]" office:value-type="float" office:value="2.16168894363251" calcext:value-type="float">
            <text:p>2.16168894363251</text:p>
          </table:table-cell>
          <table:table-cell table:formula="of:=[.C14]/[.A14]" office:value-type="float" office:value="0.18014074530271" calcext:value-type="float">
            <text:p>0.180140745302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2635" calcext:value-type="float">
            <text:p>0.892635</text:p>
          </table:table-cell>
          <table:table-cell table:formula="of:=[.$G$3]/[.G14]" office:value-type="float" office:value="2.23973964722423" calcext:value-type="float">
            <text:p>2.23973964722423</text:p>
          </table:table-cell>
          <table:table-cell table:formula="of:=[.H14]/[.F14]" office:value-type="float" office:value="0.186644970602019" calcext:value-type="float">
            <text:p>0.186644970602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23067" calcext:value-type="float">
            <text:p>0.923067</text:p>
          </table:table-cell>
          <table:table-cell table:formula="of:=[.$B$3]/[.B15]" office:value-type="float" office:value="2.22828895410626" calcext:value-type="float">
            <text:p>2.22828895410626</text:p>
          </table:table-cell>
          <table:table-cell table:formula="of:=[.C15]/[.A15]" office:value-type="float" office:value="0.171406842623558" calcext:value-type="float">
            <text:p>0.1714068426235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00958" calcext:value-type="float">
            <text:p>0.900958</text:p>
          </table:table-cell>
          <table:table-cell table:formula="of:=[.$G$3]/[.G15]" office:value-type="float" office:value="2.21904905667079" calcext:value-type="float">
            <text:p>2.21904905667079</text:p>
          </table:table-cell>
          <table:table-cell table:formula="of:=[.H15]/[.F15]" office:value-type="float" office:value="0.170696081282368" calcext:value-type="float">
            <text:p>0.170696081282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214" calcext:value-type="float">
            <text:p>0.967214</text:p>
          </table:table-cell>
          <table:table-cell table:formula="of:=[.$B$3]/[.B16]" office:value-type="float" office:value="2.12658212143331" calcext:value-type="float">
            <text:p>2.12658212143331</text:p>
          </table:table-cell>
          <table:table-cell table:formula="of:=[.C16]/[.A16]" office:value-type="float" office:value="0.151898722959522" calcext:value-type="float">
            <text:p>0.1518987229595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73611" calcext:value-type="float">
            <text:p>0.873611</text:p>
          </table:table-cell>
          <table:table-cell table:formula="of:=[.$G$3]/[.G16]" office:value-type="float" office:value="2.28851285068526" calcext:value-type="float">
            <text:p>2.28851285068526</text:p>
          </table:table-cell>
          <table:table-cell table:formula="of:=[.H16]/[.F16]" office:value-type="float" office:value="0.163465203620376" calcext:value-type="float">
            <text:p>0.163465203620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0392" calcext:value-type="float">
            <text:p>0.870392</text:p>
          </table:table-cell>
          <table:table-cell table:formula="of:=[.$B$3]/[.B17]" office:value-type="float" office:value="2.36314212446806" calcext:value-type="float">
            <text:p>2.36314212446806</text:p>
          </table:table-cell>
          <table:table-cell table:formula="of:=[.C17]/[.A17]" office:value-type="float" office:value="0.15754280829787" calcext:value-type="float">
            <text:p>0.157542808297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7866" calcext:value-type="float">
            <text:p>0.887866</text:p>
          </table:table-cell>
          <table:table-cell table:formula="of:=[.$G$3]/[.G17]" office:value-type="float" office:value="2.25176997429792" calcext:value-type="float">
            <text:p>2.25176997429792</text:p>
          </table:table-cell>
          <table:table-cell table:formula="of:=[.H17]/[.F17]" office:value-type="float" office:value="0.150117998286528" calcext:value-type="float">
            <text:p>0.1501179982865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8814" calcext:value-type="float">
            <text:p>0.868814</text:p>
          </table:table-cell>
          <table:table-cell table:formula="of:=[.$B$3]/[.B18]" office:value-type="float" office:value="2.36743422642821" calcext:value-type="float">
            <text:p>2.36743422642821</text:p>
          </table:table-cell>
          <table:table-cell table:formula="of:=[.C18]/[.A18]" office:value-type="float" office:value="0.147964639151763" calcext:value-type="float">
            <text:p>0.1479646391517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9937" calcext:value-type="float">
            <text:p>0.879937</text:p>
          </table:table-cell>
          <table:table-cell table:formula="of:=[.$G$3]/[.G18]" office:value-type="float" office:value="2.27206038614128" calcext:value-type="float">
            <text:p>2.27206038614128</text:p>
          </table:table-cell>
          <table:table-cell table:formula="of:=[.H18]/[.F18]" office:value-type="float" office:value="0.14200377413383" calcext:value-type="float">
            <text:p>0.142003774133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3946" calcext:value-type="float">
            <text:p>0.953946</text:p>
          </table:table-cell>
          <table:table-cell table:formula="of:=[.$B$3]/[.B19]" office:value-type="float" office:value="2.15615978262921" calcext:value-type="float">
            <text:p>2.15615978262921</text:p>
          </table:table-cell>
          <table:table-cell table:formula="of:=[.C19]/[.A19]" office:value-type="float" office:value="0.126832928389953" calcext:value-type="float">
            <text:p>0.1268329283899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71425" calcext:value-type="float">
            <text:p>0.971425</text:p>
          </table:table-cell>
          <table:table-cell table:formula="of:=[.$G$3]/[.G19]" office:value-type="float" office:value="2.05807962529274" calcext:value-type="float">
            <text:p>2.05807962529274</text:p>
          </table:table-cell>
          <table:table-cell table:formula="of:=[.H19]/[.F19]" office:value-type="float" office:value="0.121063507370161" calcext:value-type="float">
            <text:p>0.1210635073701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3523" calcext:value-type="float">
            <text:p>0.963523</text:p>
          </table:table-cell>
          <table:table-cell table:formula="of:=[.$B$3]/[.B20]" office:value-type="float" office:value="2.1347284911725" calcext:value-type="float">
            <text:p>2.1347284911725</text:p>
          </table:table-cell>
          <table:table-cell table:formula="of:=[.C20]/[.A20]" office:value-type="float" office:value="0.118596027287361" calcext:value-type="float">
            <text:p>0.1185960272873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5064" calcext:value-type="float">
            <text:p>0.995064</text:p>
          </table:table-cell>
          <table:table-cell table:formula="of:=[.$G$3]/[.G20]" office:value-type="float" office:value="2.00918734875345" calcext:value-type="float">
            <text:p>2.00918734875345</text:p>
          </table:table-cell>
          <table:table-cell table:formula="of:=[.H20]/[.F20]" office:value-type="float" office:value="0.111621519375192" calcext:value-type="float">
            <text:p>0.111621519375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60726" calcext:value-type="float">
            <text:p>0.960726</text:p>
          </table:table-cell>
          <table:table-cell table:formula="of:=[.$B$3]/[.B21]" office:value-type="float" office:value="2.14094341154502" calcext:value-type="float">
            <text:p>2.14094341154502</text:p>
          </table:table-cell>
          <table:table-cell table:formula="of:=[.C21]/[.A21]" office:value-type="float" office:value="0.11268123218658" calcext:value-type="float">
            <text:p>0.112681232186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45584" calcext:value-type="float">
            <text:p>0.945584</text:p>
          </table:table-cell>
          <table:table-cell table:formula="of:=[.$G$3]/[.G21]" office:value-type="float" office:value="2.11432300038918" calcext:value-type="float">
            <text:p>2.11432300038918</text:p>
          </table:table-cell>
          <table:table-cell table:formula="of:=[.H21]/[.F21]" office:value-type="float" office:value="0.11128015791522" calcext:value-type="float">
            <text:p>0.11128015791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5612" calcext:value-type="float">
            <text:p>0.955612</text:p>
          </table:table-cell>
          <table:table-cell table:formula="of:=[.$B$3]/[.B22]" office:value-type="float" office:value="2.1524007651641" calcext:value-type="float">
            <text:p>2.1524007651641</text:p>
          </table:table-cell>
          <table:table-cell table:formula="of:=[.C22]/[.A22]" office:value-type="float" office:value="0.107620038258205" calcext:value-type="float">
            <text:p>0.1076200382582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42339" calcext:value-type="float">
            <text:p>0.942339</text:p>
          </table:table-cell>
          <table:table-cell table:formula="of:=[.$G$3]/[.G22]" office:value-type="float" office:value="2.1216037965106" calcext:value-type="float">
            <text:p>2.1216037965106</text:p>
          </table:table-cell>
          <table:table-cell table:formula="of:=[.H22]/[.F22]" office:value-type="float" office:value="0.10608018982553" calcext:value-type="float">
            <text:p>0.10608018982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188" calcext:value-type="float">
            <text:p>1.0188</text:p>
          </table:table-cell>
          <table:table-cell table:formula="of:=[.$B$3]/[.B23]" office:value-type="float" office:value="2.01890459363958" calcext:value-type="float">
            <text:p>2.01890459363958</text:p>
          </table:table-cell>
          <table:table-cell table:formula="of:=[.C23]/[.A23]" office:value-type="float" office:value="0.096138313982837" calcext:value-type="float">
            <text:p>0.0961383139828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03852" calcext:value-type="float">
            <text:p>1.03852</text:p>
          </table:table-cell>
          <table:table-cell table:formula="of:=[.$G$3]/[.G23]" office:value-type="float" office:value="1.92511458614182" calcext:value-type="float">
            <text:p>1.92511458614182</text:p>
          </table:table-cell>
          <table:table-cell table:formula="of:=[.H23]/[.F23]" office:value-type="float" office:value="0.0916721231496103" calcext:value-type="float">
            <text:p>0.09167212314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5705" calcext:value-type="float">
            <text:p>0.975705</text:p>
          </table:table-cell>
          <table:table-cell table:formula="of:=[.$B$3]/[.B24]" office:value-type="float" office:value="2.10807569910987" calcext:value-type="float">
            <text:p>2.10807569910987</text:p>
          </table:table-cell>
          <table:table-cell table:formula="of:=[.C24]/[.A24]" office:value-type="float" office:value="0.0958216226868125" calcext:value-type="float">
            <text:p>0.0958216226868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00605" calcext:value-type="float">
            <text:p>1.00605</text:p>
          </table:table-cell>
          <table:table-cell table:formula="of:=[.$G$3]/[.G24]" office:value-type="float" office:value="1.98724715471398" calcext:value-type="float">
            <text:p>1.98724715471398</text:p>
          </table:table-cell>
          <table:table-cell table:formula="of:=[.H24]/[.F24]" office:value-type="float" office:value="0.0903294161233628" calcext:value-type="float">
            <text:p>0.0903294161233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0372" calcext:value-type="float">
            <text:p>1.00372</text:p>
          </table:table-cell>
          <table:table-cell table:formula="of:=[.$B$3]/[.B25]" office:value-type="float" office:value="2.04923683895907" calcext:value-type="float">
            <text:p>2.04923683895907</text:p>
          </table:table-cell>
          <table:table-cell table:formula="of:=[.C25]/[.A25]" office:value-type="float" office:value="0.0890972538677858" calcext:value-type="float">
            <text:p>0.0890972538677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49765" calcext:value-type="float">
            <text:p>0.949765</text:p>
          </table:table-cell>
          <table:table-cell table:formula="of:=[.$G$3]/[.G25]" office:value-type="float" office:value="2.10501545119056" calcext:value-type="float">
            <text:p>2.10501545119056</text:p>
          </table:table-cell>
          <table:table-cell table:formula="of:=[.H25]/[.F25]" office:value-type="float" office:value="0.0915224109213286" calcext:value-type="float">
            <text:p>0.0915224109213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3785" calcext:value-type="float">
            <text:p>1.03785</text:p>
          </table:table-cell>
          <table:table-cell table:formula="of:=[.$B$3]/[.B26]" office:value-type="float" office:value="1.98184708772944" calcext:value-type="float">
            <text:p>1.98184708772944</text:p>
          </table:table-cell>
          <table:table-cell table:formula="of:=[.C26]/[.A26]" office:value-type="float" office:value="0.0825769619887267" calcext:value-type="float">
            <text:p>0.0825769619887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66507" calcext:value-type="float">
            <text:p>0.966507</text:p>
          </table:table-cell>
          <table:table-cell table:formula="of:=[.$G$3]/[.G26]" office:value-type="float" office:value="2.06855201255656" calcext:value-type="float">
            <text:p>2.06855201255656</text:p>
          </table:table-cell>
          <table:table-cell table:formula="of:=[.H26]/[.F26]" office:value-type="float" office:value="0.0861896671898565" calcext:value-type="float">
            <text:p>0.086189667189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8583" calcext:value-type="float">
            <text:p>1.08583</text:p>
          </table:table-cell>
          <table:table-cell table:formula="of:=[.$B$3]/[.B27]" office:value-type="float" office:value="1.89427442601512" calcext:value-type="float">
            <text:p>1.89427442601512</text:p>
          </table:table-cell>
          <table:table-cell table:formula="of:=[.C27]/[.A27]" office:value-type="float" office:value="0.0757709770406049" calcext:value-type="float">
            <text:p>0.0757709770406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74042" calcext:value-type="float">
            <text:p>0.974042</text:p>
          </table:table-cell>
          <table:table-cell table:formula="of:=[.$G$3]/[.G27]" office:value-type="float" office:value="2.05255009537576" calcext:value-type="float">
            <text:p>2.05255009537576</text:p>
          </table:table-cell>
          <table:table-cell table:formula="of:=[.H27]/[.F27]" office:value-type="float" office:value="0.0821020038150306" calcext:value-type="float">
            <text:p>0.082102003815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0745" calcext:value-type="float">
            <text:p>1.00745</text:p>
          </table:table-cell>
          <table:table-cell table:formula="of:=[.$B$3]/[.B28]" office:value-type="float" office:value="2.04164970966301" calcext:value-type="float">
            <text:p>2.04164970966301</text:p>
          </table:table-cell>
          <table:table-cell table:formula="of:=[.C28]/[.A28]" office:value-type="float" office:value="0.0785249888331927" calcext:value-type="float">
            <text:p>0.0785249888331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05974" calcext:value-type="float">
            <text:p>1.05974</text:p>
          </table:table-cell>
          <table:table-cell table:formula="of:=[.$G$3]/[.G28]" office:value-type="float" office:value="1.88656651631532" calcext:value-type="float">
            <text:p>1.88656651631532</text:p>
          </table:table-cell>
          <table:table-cell table:formula="of:=[.H28]/[.F28]" office:value-type="float" office:value="0.0725602506275124" calcext:value-type="float">
            <text:p>0.0725602506275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106" calcext:value-type="float">
            <text:p>1.06106</text:p>
          </table:table-cell>
          <table:table-cell table:formula="of:=[.$B$3]/[.B29]" office:value-type="float" office:value="1.93849546679735" calcext:value-type="float">
            <text:p>1.93849546679735</text:p>
          </table:table-cell>
          <table:table-cell table:formula="of:=[.C29]/[.A29]" office:value-type="float" office:value="0.071796128399902" calcext:value-type="float">
            <text:p>0.0717961283999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05356" calcext:value-type="float">
            <text:p>1.05356</text:p>
          </table:table-cell>
          <table:table-cell table:formula="of:=[.$G$3]/[.G29]" office:value-type="float" office:value="1.89763278788109" calcext:value-type="float">
            <text:p>1.89763278788109</text:p>
          </table:table-cell>
          <table:table-cell table:formula="of:=[.H29]/[.F29]" office:value-type="float" office:value="0.0702826958474477" calcext:value-type="float">
            <text:p>0.070282695847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8849" calcext:value-type="float">
            <text:p>1.08849</text:p>
          </table:table-cell>
          <table:table-cell table:formula="of:=[.$B$3]/[.B30]" office:value-type="float" office:value="1.88964528842709" calcext:value-type="float">
            <text:p>1.88964528842709</text:p>
          </table:table-cell>
          <table:table-cell table:formula="of:=[.C30]/[.A30]" office:value-type="float" office:value="0.0674873317295388" calcext:value-type="float">
            <text:p>0.0674873317295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04982" calcext:value-type="float">
            <text:p>1.04982</text:p>
          </table:table-cell>
          <table:table-cell table:formula="of:=[.$G$3]/[.G30]" office:value-type="float" office:value="1.90439313406108" calcext:value-type="float">
            <text:p>1.90439313406108</text:p>
          </table:table-cell>
          <table:table-cell table:formula="of:=[.H30]/[.F30]" office:value-type="float" office:value="0.0680140405021813" calcext:value-type="float">
            <text:p>0.0680140405021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8165" calcext:value-type="float">
            <text:p>1.08165</text:p>
          </table:table-cell>
          <table:table-cell table:formula="of:=[.$B$3]/[.B31]" office:value-type="float" office:value="1.901594785744" calcext:value-type="float">
            <text:p>1.901594785744</text:p>
          </table:table-cell>
          <table:table-cell table:formula="of:=[.C31]/[.A31]" office:value-type="float" office:value="0.0655722339911725" calcext:value-type="float">
            <text:p>0.0655722339911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3941" calcext:value-type="float">
            <text:p>1.13941</text:p>
          </table:table-cell>
          <table:table-cell table:formula="of:=[.$G$3]/[.G31]" office:value-type="float" office:value="1.75465372429591" calcext:value-type="float">
            <text:p>1.75465372429591</text:p>
          </table:table-cell>
          <table:table-cell table:formula="of:=[.H31]/[.F31]" office:value-type="float" office:value="0.0605053008377899" calcext:value-type="float">
            <text:p>0.060505300837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4199" calcext:value-type="float">
            <text:p>1.14199</text:p>
          </table:table-cell>
          <table:table-cell table:formula="of:=[.$B$3]/[.B32]" office:value-type="float" office:value="1.80111909911645" calcext:value-type="float">
            <text:p>1.80111909911645</text:p>
          </table:table-cell>
          <table:table-cell table:formula="of:=[.C32]/[.A32]" office:value-type="float" office:value="0.0600373033038818" calcext:value-type="float">
            <text:p>0.0600373033038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12355" calcext:value-type="float">
            <text:p>1.12355</text:p>
          </table:table-cell>
          <table:table-cell table:formula="of:=[.$G$3]/[.G32]" office:value-type="float" office:value="1.77942236660585" calcext:value-type="float">
            <text:p>1.77942236660585</text:p>
          </table:table-cell>
          <table:table-cell table:formula="of:=[.H32]/[.F32]" office:value-type="float" office:value="0.0593140788868616" calcext:value-type="float">
            <text:p>0.059314078886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4803" calcext:value-type="float">
            <text:p>1.14803</text:p>
          </table:table-cell>
          <table:table-cell table:formula="of:=[.$B$3]/[.B33]" office:value-type="float" office:value="1.79164307552938" calcext:value-type="float">
            <text:p>1.79164307552938</text:p>
          </table:table-cell>
          <table:table-cell table:formula="of:=[.C33]/[.A33]" office:value-type="float" office:value="0.0577949379203027" calcext:value-type="float">
            <text:p>0.0577949379203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06352" calcext:value-type="float">
            <text:p>1.06352</text:p>
          </table:table-cell>
          <table:table-cell table:formula="of:=[.$G$3]/[.G33]" office:value-type="float" office:value="1.87986121558598" calcext:value-type="float">
            <text:p>1.87986121558598</text:p>
          </table:table-cell>
          <table:table-cell table:formula="of:=[.H33]/[.F33]" office:value-type="float" office:value="0.0606406843737412" calcext:value-type="float">
            <text:p>0.0606406843737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3249" calcext:value-type="float">
            <text:p>1.13249</text:p>
          </table:table-cell>
          <table:table-cell table:formula="of:=[.$B$3]/[.B34]" office:value-type="float" office:value="1.81622795786276" calcext:value-type="float">
            <text:p>1.81622795786276</text:p>
          </table:table-cell>
          <table:table-cell table:formula="of:=[.C34]/[.A34]" office:value-type="float" office:value="0.0567571236832113" calcext:value-type="float">
            <text:p>0.0567571236832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06983" calcext:value-type="float">
            <text:p>1.06983</text:p>
          </table:table-cell>
          <table:table-cell table:formula="of:=[.$G$3]/[.G34]" office:value-type="float" office:value="1.86877354346018" calcext:value-type="float">
            <text:p>1.86877354346018</text:p>
          </table:table-cell>
          <table:table-cell table:formula="of:=[.H34]/[.F34]" office:value-type="float" office:value="0.0583991732331305" calcext:value-type="float">
            <text:p>0.058399173233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09:21:46.749998508</meta:creation-date>
    <dc:date>2021-12-02T09:44:28.676326552</dc:date>
    <meta:editing-duration>PT1M1S</meta:editing-duration>
    <meta:editing-cycles>1</meta:editing-cycles>
    <meta:document-statistic meta:table-count="1" meta:cell-count="266" meta:object-count="6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09cm" svg:y="0.316cm" chart:style-name="ch2">
          <text:p>parallel_my.out</text:p>
        </chart:title>
        <chart:plot-area chart:style-name="ch3" table:cell-range-address="Sheet1.A3:Sheet1.B34" svg:x="1.331cm" svg:y="1.275cm" svg:width="14.349cm" svg:height="6.564cm">
          <chart:coordinate-region svg:x="2.058cm" svg:y="1.474cm" svg:width="13.435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4">
            <chart:title svg:x="0.451cm" svg:y="4.971cm" chart:style-name="ch6">
              <text:p>Time</text:p>
            </chart:title>
            <chart:grid chart:style-name="ch7" chart:class="major"/>
          </chart:axis>
          <chart:series chart:style-name="ch8" chart:values-cell-range-address="Sheet1.B3:Sheet1.B34" chart:class="chart:scatter">
            <chart:domain table:cell-range-address="Sheet1.A3:Sheet1.A34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2.05686">
                <text:p>2.05686</text:p>
                <draw:g>
                  <svg:desc>Sheet1.B3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8042">
                <text:p>1.38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8239">
                <text:p>1.18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9751">
                <text:p>1.09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195">
                <text:p>1.02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3585">
                <text:p>0.993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58431">
                <text:p>0.958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35777">
                <text:p>0.93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8451">
                <text:p>0.928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1248">
                <text:p>0.911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9283">
                <text:p>0.979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51506">
                <text:p>0.951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23067">
                <text:p>0.923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67214">
                <text:p>0.967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0392">
                <text:p>0.870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8814">
                <text:p>0.868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53946">
                <text:p>0.953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63523">
                <text:p>0.963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60726">
                <text:p>0.960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5612">
                <text:p>0.955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75705">
                <text:p>0.975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00372">
                <text:p>1.00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03785">
                <text:p>1.03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8583">
                <text:p>1.08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00745">
                <text:p>1.00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06106">
                <text:p>1.06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8849">
                <text:p>1.08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08165">
                <text:p>1.08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4199">
                <text:p>1.14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4803">
                <text:p>1.14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3249">
                <text:p>1.13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08cm" svg:y="0.316cm" chart:style-name="ch2">
          <text:p>parallel_my.out</text:p>
        </chart:title>
        <chart:plot-area chart:style-name="ch3" table:cell-range-address="Sheet1.A3:Sheet1.A34 Sheet1.C3:Sheet1.C34" svg:x="1.33cm" svg:y="1.275cm" svg:width="14.349cm" svg:height="6.57cm">
          <chart:coordinate-region svg:x="2.057cm" svg:y="1.474cm" svg:width="13.435cm" svg:height="5.724cm"/>
          <chart:axis chart:dimension="x" chart:name="primary-x" chart:style-name="ch4">
            <chart:title svg:x="7.851cm" svg:y="8.025cm" chart:style-name="ch5">
              <text:p>Threads</text:p>
            </chart:title>
          </chart:axis>
          <chart:axis chart:dimension="y" chart:name="primary-y" chart:style-name="ch6">
            <chart:title svg:x="0.451cm" svg:y="5.517cm" chart:style-name="ch7">
              <text:p>Acceleration</text:p>
            </chart:title>
            <chart:grid chart:style-name="ch8" chart:class="major"/>
          </chart:axis>
          <chart:series chart:style-name="ch9" chart:values-cell-range-address="Sheet1.C3:Sheet1.C34" chart:class="chart:scatter">
            <chart:domain table:cell-range-address="Sheet1.A3:Sheet1.A3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1">
                <text:p>1</text:p>
                <draw:g>
                  <svg:desc>Sheet1.C3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002477506846">
                <text:p>1.49002477506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957831172456">
                <text:p>1.73957831172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7411504223196">
                <text:p>1.87411504223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01268163804491">
                <text:p>2.01268163804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07013994776491">
                <text:p>2.07013994776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4606998312868">
                <text:p>2.14606998312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80236744438">
                <text:p>2.198023674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1536731609961">
                <text:p>2.21536731609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5719013923762">
                <text:p>2.25719013923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0037343648363">
                <text:p>2.10037343648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16168894363251">
                <text:p>2.16168894363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22828895410626">
                <text:p>2.22828895410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12658212143331">
                <text:p>2.12658212143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36314212446806">
                <text:p>2.36314212446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36743422642821">
                <text:p>2.36743422642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15615978262921">
                <text:p>2.15615978262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1347284911725">
                <text:p>2.1347284911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14094341154502">
                <text:p>2.14094341154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524007651641">
                <text:p>2.1524007651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01890459363958">
                <text:p>2.01890459363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10807569910987">
                <text:p>2.10807569910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04923683895907">
                <text:p>2.04923683895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98184708772944">
                <text:p>1.98184708772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9427442601512">
                <text:p>1.89427442601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04164970966301">
                <text:p>2.04164970966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93849546679735">
                <text:p>1.93849546679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88964528842709">
                <text:p>1.889645288427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901594785744">
                <text:p>1.901594785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0111909911645">
                <text:p>1.80111909911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79164307552938">
                <text:p>1.79164307552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81622795786276">
                <text:p>1.816227957862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08cm" svg:y="0.316cm" chart:style-name="ch2">
          <text:p>parallel_my.out</text:p>
        </chart:title>
        <chart:plot-area chart:style-name="ch3" table:cell-range-address="Sheet1.A3:Sheet1.A34 Sheet1.D3:Sheet1.D34" svg:x="1.33cm" svg:y="1.275cm" svg:width="14.349cm" svg:height="6.57cm">
          <chart:coordinate-region svg:x="2.057cm" svg:y="1.475cm" svg:width="13.435cm" svg:height="5.723cm"/>
          <chart:axis chart:dimension="x" chart:name="primary-x" chart:style-name="ch4">
            <chart:title svg:x="7.851cm" svg:y="8.025cm" chart:style-name="ch5">
              <text:p>Threads</text:p>
            </chart:title>
          </chart:axis>
          <chart:axis chart:dimension="y" chart:name="primary-y" chart:style-name="ch6">
            <chart:title svg:x="0.451cm" svg:y="5.305cm" chart:style-name="ch7">
              <text:p>Efficiency</text:p>
            </chart:title>
            <chart:grid chart:style-name="ch8" chart:class="major"/>
          </chart:axis>
          <chart:series chart:style-name="ch9" chart:values-cell-range-address="Sheet1.D3:Sheet1.D34" chart:class="chart:scatter">
            <chart:domain table:cell-range-address="Sheet1.A3:Sheet1.A3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1">
                <text:p>1</text:p>
                <draw:g>
                  <svg:desc>Sheet1.D3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012387534229">
                <text:p>0.745012387534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9859437241519">
                <text:p>0.579859437241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6852876055799">
                <text:p>0.46852876055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02536327608983">
                <text:p>0.402536327608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45023324627485">
                <text:p>0.345023324627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06581426161239">
                <text:p>0.306581426161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74752959305476">
                <text:p>0.274752959305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6151924011068">
                <text:p>0.246151924011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5719013923762">
                <text:p>0.225719013923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9094303968033">
                <text:p>0.19094303968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8014074530271">
                <text:p>0.18014074530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71406842623558">
                <text:p>0.171406842623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51898722959522">
                <text:p>0.151898722959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754280829787">
                <text:p>0.15754280829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47964639151763">
                <text:p>0.147964639151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26832928389953">
                <text:p>0.126832928389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18596027287361">
                <text:p>0.118596027287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1268123218658">
                <text:p>0.11268123218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7620038258205">
                <text:p>0.107620038258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6138313982837">
                <text:p>0.0961383139828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958216226868125">
                <text:p>0.095821622686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890972538677858">
                <text:p>0.0890972538677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825769619887267">
                <text:p>0.0825769619887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757709770406049">
                <text:p>0.0757709770406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85249888331927">
                <text:p>0.0785249888331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1796128399902">
                <text:p>0.071796128399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74873317295388">
                <text:p>0.0674873317295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655722339911725">
                <text:p>0.065572233991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00373033038818">
                <text:p>0.0600373033038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577949379203027">
                <text:p>0.0577949379203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567571236832113">
                <text:p>0.0567571236832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6cm" chart:style-name="ch2">
          <text:p>parallel_common.out</text:p>
        </chart:title>
        <chart:plot-area chart:style-name="ch3" table:cell-range-address="Sheet1.F3:Sheet1.G34" svg:x="1.331cm" svg:y="1.275cm" svg:width="14.349cm" svg:height="6.564cm">
          <chart:coordinate-region svg:x="2.058cm" svg:y="1.474cm" svg:width="13.435cm" svg:height="5.718cm"/>
          <chart:axis chart:dimension="x" chart:name="primary-x" chart:style-name="ch4">
            <chart:title svg:x="7.852cm" svg:y="8.019cm" chart:style-name="ch5">
              <text:p>Threads</text:p>
            </chart:title>
          </chart:axis>
          <chart:axis chart:dimension="y" chart:name="primary-y" chart:style-name="ch4">
            <chart:title svg:x="0.451cm" svg:y="4.971cm" chart:style-name="ch6">
              <text:p>Time</text:p>
            </chart:title>
            <chart:grid chart:style-name="ch7" chart:class="major"/>
          </chart:axis>
          <chart:series chart:style-name="ch8" chart:values-cell-range-address="Sheet1.G3:Sheet1.G34" chart:class="chart:scatter">
            <chart:domain table:cell-range-address="Sheet1.F3:Sheet1.F34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34</svg:desc>
                </draw:g>
              </table:table-cell>
              <table:table-cell office:value-type="float" office:value="1.99927">
                <text:p>1.99927</text:p>
                <draw:g>
                  <svg:desc>Sheet1.G3:Sheet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5924">
                <text:p>1.3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982">
                <text:p>1.15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7594">
                <text:p>1.07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1173">
                <text:p>1.01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9592">
                <text:p>0.979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0727">
                <text:p>0.940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7072">
                <text:p>0.92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694">
                <text:p>0.92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0892">
                <text:p>0.900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5618">
                <text:p>0.895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2635">
                <text:p>0.89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958">
                <text:p>0.900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611">
                <text:p>0.873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7866">
                <text:p>0.887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9937">
                <text:p>0.879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71425">
                <text:p>0.971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5064">
                <text:p>0.995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45584">
                <text:p>0.945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42339">
                <text:p>0.942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3852">
                <text:p>1.03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00605">
                <text:p>1.00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49765">
                <text:p>0.949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6507">
                <text:p>0.966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4042">
                <text:p>0.974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05974">
                <text:p>1.05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05356">
                <text:p>1.05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4982">
                <text:p>1.04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13941">
                <text:p>1.13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2355">
                <text:p>1.12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6352">
                <text:p>1.06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6983">
                <text:p>1.069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865cm" svg:y="0.316cm" chart:style-name="ch2">
          <text:p>parallel_common.out</text:p>
        </chart:title>
        <chart:plot-area chart:style-name="ch3" table:cell-range-address="Sheet1.F3:Sheet1.F34 Sheet1.H3:Sheet1.H34" svg:x="1.33cm" svg:y="1.275cm" svg:width="14.349cm" svg:height="6.57cm">
          <chart:coordinate-region svg:x="2.057cm" svg:y="1.474cm" svg:width="13.435cm" svg:height="5.724cm"/>
          <chart:axis chart:dimension="x" chart:name="primary-x" chart:style-name="ch4">
            <chart:title svg:x="7.851cm" svg:y="8.025cm" chart:style-name="ch5">
              <text:p>Threads</text:p>
            </chart:title>
          </chart:axis>
          <chart:axis chart:dimension="y" chart:name="primary-y" chart:style-name="ch6">
            <chart:title svg:x="0.451cm" svg:y="5.517cm" chart:style-name="ch7">
              <text:p>Acceleration</text:p>
            </chart:title>
            <chart:grid chart:style-name="ch8" chart:class="major"/>
          </chart:axis>
          <chart:series chart:style-name="ch9" chart:values-cell-range-address="Sheet1.H3:Sheet1.H34" chart:class="chart:scatter">
            <chart:domain table:cell-range-address="Sheet1.F3:Sheet1.F3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34</svg:desc>
                </draw:g>
              </table:table-cell>
              <table:table-cell office:value-type="float" office:value="1">
                <text:p>1</text:p>
                <draw:g>
                  <svg:desc>Sheet1.H3:Sheet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708734292693">
                <text:p>1.4708734292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2377610318843">
                <text:p>1.72377610318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5816123575664">
                <text:p>1.85816123575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9760904589169">
                <text:p>1.9760904589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04092111817981">
                <text:p>2.04092111817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2523930959779">
                <text:p>2.12523930959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5654231818025">
                <text:p>2.15654231818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15684941851684">
                <text:p>2.1568494185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1921162581086">
                <text:p>2.21921162581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3227983358977">
                <text:p>2.23227983358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23973964722423">
                <text:p>2.23973964722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21904905667079">
                <text:p>2.21904905667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28851285068526">
                <text:p>2.28851285068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25176997429792">
                <text:p>2.25176997429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7206038614128">
                <text:p>2.27206038614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05807962529274">
                <text:p>2.05807962529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00918734875345">
                <text:p>2.00918734875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11432300038918">
                <text:p>2.11432300038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216037965106">
                <text:p>2.1216037965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92511458614182">
                <text:p>1.92511458614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98724715471398">
                <text:p>1.98724715471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10501545119056">
                <text:p>2.10501545119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06855201255656">
                <text:p>2.06855201255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05255009537576">
                <text:p>2.05255009537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88656651631532">
                <text:p>1.8865665163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89763278788109">
                <text:p>1.89763278788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90439313406108">
                <text:p>1.90439313406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465372429591">
                <text:p>1.75465372429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77942236660585">
                <text:p>1.77942236660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87986121558598">
                <text:p>1.87986121558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86877354346018">
                <text:p>1.86877354346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08cm" svg:y="0.316cm" chart:style-name="ch2">
          <text:p>parallel_my.out</text:p>
        </chart:title>
        <chart:plot-area chart:style-name="ch3" table:cell-range-address="Sheet1.F3:Sheet1.F34 Sheet1.I3:Sheet1.I34" svg:x="1.33cm" svg:y="1.275cm" svg:width="14.349cm" svg:height="6.569cm">
          <chart:coordinate-region svg:x="2.057cm" svg:y="1.475cm" svg:width="13.435cm" svg:height="5.722cm"/>
          <chart:axis chart:dimension="x" chart:name="primary-x" chart:style-name="ch4">
            <chart:title svg:x="7.851cm" svg:y="8.024cm" chart:style-name="ch5">
              <text:p>Threads</text:p>
            </chart:title>
          </chart:axis>
          <chart:axis chart:dimension="y" chart:name="primary-y" chart:style-name="ch6">
            <chart:title svg:x="0.451cm" svg:y="5.304cm" chart:style-name="ch7">
              <text:p>Efficiency</text:p>
            </chart:title>
            <chart:grid chart:style-name="ch8" chart:class="major"/>
          </chart:axis>
          <chart:series chart:style-name="ch9" chart:values-cell-range-address="Sheet1.I3:Sheet1.I34" chart:class="chart:scatter">
            <chart:domain table:cell-range-address="Sheet1.F3:Sheet1.F3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34</svg:desc>
                </draw:g>
              </table:table-cell>
              <table:table-cell office:value-type="float" office:value="1">
                <text:p>1</text:p>
                <draw:g>
                  <svg:desc>Sheet1.I3:Sheet1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5436714634649">
                <text:p>0.735436714634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4592034396142">
                <text:p>0.574592034396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6454030893916">
                <text:p>0.46454030893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95218091783381">
                <text:p>0.39521809178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40153519696636">
                <text:p>0.340153519696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03605615656827">
                <text:p>0.303605615656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69567789772531">
                <text:p>0.269567789772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3964993539076">
                <text:p>0.23964993539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1921162581086">
                <text:p>0.221921162581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02934530326342">
                <text:p>0.202934530326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86644970602019">
                <text:p>0.186644970602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70696081282368">
                <text:p>0.170696081282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63465203620376">
                <text:p>0.163465203620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0117998286528">
                <text:p>0.150117998286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4200377413383">
                <text:p>0.1420037741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21063507370161">
                <text:p>0.121063507370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11621519375192">
                <text:p>0.111621519375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1128015791522">
                <text:p>0.11128015791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608018982553">
                <text:p>0.10608018982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16721231496103">
                <text:p>0.0916721231496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903294161233628">
                <text:p>0.0903294161233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15224109213286">
                <text:p>0.0915224109213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861896671898565">
                <text:p>0.0861896671898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821020038150306">
                <text:p>0.0821020038150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25602506275124">
                <text:p>0.0725602506275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02826958474477">
                <text:p>0.0702826958474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680140405021813">
                <text:p>0.0680140405021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605053008377899">
                <text:p>0.0605053008377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93140788868616">
                <text:p>0.0593140788868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606406843737412">
                <text:p>0.0606406843737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583991732331305">
                <text:p>0.05839917323313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